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25_08-08-11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7 E-139-34-49.65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5_09-33-54_000.jpg</text:p>
          </table:table-cell>
          <table:table-cell table:style-name="ce22" office:value-type="string">
            <text:p>:m / daylog メモ / 2020-0225 / </text:p>
          </table:table-cell>
          <table:table-cell table:style-name="ce3"/>
          <table:table-cell table:style-name="ce3"/>
          <table:table-cell table:style-name="ce3"/>
          <table:table-cell table:style-name="ce32" table:formula="of:=IF([.E3]=&quot;&quot;;[.C3];CONCATENATE([.C3];&quot; / &quot;;[.E3]))" office:value-type="string" office:string-value=":m / daylog メモ / 2020-0225 / ">
            <text:p>:m / daylog メモ / 2020-0225 /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25_09-46-22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38 E-139-34-49.6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25_10-43-55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4 E-139-34-49.65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25_10-56-12_000.png</text:p>
          </table:table-cell>
          <table:table-cell table:style-name="ce22" office:value-type="string">
            <text:p>:m / daylog メモ / 2020-0218 / TEMPLATE</text:p>
          </table:table-cell>
          <table:table-cell table:style-name="ce23"/>
          <table:table-cell table:style-name="ce3"/>
          <table:table-cell table:style-name="ce3"/>
          <table:table-cell table:style-name="ce32" table:formula="of:=IF([.E6]=&quot;&quot;;[.C6];CONCATENATE([.C6];&quot; / &quot;;[.E6]))" office:value-type="string" office:string-value=":m / daylog メモ / 2020-0218 / TEMPLATE">
            <text:p>:m / daylog メモ / 2020-0218 / TEMPL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25_13-25-20_000.jpg</text:p>
          </table:table-cell>
          <table:table-cell table:style-name="ce22" office:value-type="string">
            <text:p>:m 1-2*2 RES / 245 / 『光合成の世界』　岩波洋造 / p.193</text:p>
          </table:table-cell>
          <table:table-cell table:style-name="ce14"/>
          <table:table-cell table:style-name="ce3"/>
          <table:table-cell table:style-name="ce3" office:value-type="string">
            <text:p>N-35-35-28.61 E-139-34-49.32</text:p>
          </table:table-cell>
          <table:table-cell table:style-name="ce32" table:formula="of:=IF([.E7]=&quot;&quot;;[.C7];CONCATENATE([.C7];&quot; / &quot;;[.E7]))" office:value-type="string" office:string-value=":m 1-2*2 RES / 245 / 『光合成の世界』　岩波洋造 / p.193">
            <text:p>:m 1-2*2 RES / 245 / 『光合成の世界』　岩波洋造 / p.19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25_14-36-16_000.jpg</text:p>
          </table:table-cell>
          <table:table-cell table:style-name="ce22" office:value-type="string">
            <text:p>:m 1-2*2 RES / 245 / 『貨幣理論』　マンデル / p.99</text:p>
          </table:table-cell>
          <table:table-cell table:style-name="ce15"/>
          <table:table-cell table:style-name="ce3"/>
          <table:table-cell table:style-name="ce3" office:value-type="string">
            <text:p>N-35-35-28.35 E-139-34-49.32</text:p>
          </table:table-cell>
          <table:table-cell table:style-name="ce32" table:formula="of:=IF([.E8]=&quot;&quot;;[.C8];CONCATENATE([.C8];&quot; / &quot;;[.E8]))" office:value-type="string" office:string-value=":m 1-2*2 RES / 245 / 『貨幣理論』　マンデル / p.99">
            <text:p>:m 1-2*2 RES / 245 / 『貨幣理論』　マンデル / p.9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5_15-05-01_000.jpg</text:p>
          </table:table-cell>
          <table:table-cell table:style-name="ce22" office:value-type="string">
            <text:p>:bookmemo / 読んだ本 / 『ポスト・トラウマティック・カウンセリング』 / 著者=久留一郎</text:p>
          </table:table-cell>
          <table:table-cell table:style-name="ce15"/>
          <table:table-cell table:style-name="ce3"/>
          <table:table-cell table:style-name="ce3" office:value-type="string">
            <text:p>N-35-35-28.6 E-139-34-49.49</text:p>
          </table:table-cell>
          <table:table-cell table:style-name="ce32" table:formula="of:=IF([.E9]=&quot;&quot;;[.C9];CONCATENATE([.C9];&quot; / &quot;;[.E9]))" office:value-type="string" office:string-value=":bookmemo / 読んだ本 / 『ポスト・トラウマティック・カウンセリング』 / 著者=久留一郎">
            <text:p>:bookmemo / 読んだ本 / 『ポスト・トラウマティック・カウンセリング』 / 著者=久留一郎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5_17-20-37_000.jpg</text:p>
          </table:table-cell>
          <table:table-cell table:style-name="ce16" office:value-type="string">
            <text:p>:PHOTO 記録 / 山下歯科 / 次回予約、日にち</text:p>
          </table:table-cell>
          <table:table-cell table:style-name="ce15"/>
          <table:table-cell table:style-name="ce3"/>
          <table:table-cell table:style-name="ce3"/>
          <table:table-cell table:style-name="ce32" table:formula="of:=IF([.E10]=&quot;&quot;;[.C10];CONCATENATE([.C10];&quot; / &quot;;[.E10]))" office:value-type="string" office:string-value=":PHOTO 記録 / 山下歯科 / 次回予約、日にち">
            <text:p>:PHOTO 記録 / 山下歯科 / 次回予約、日にち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5_20-43-35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7.96 E-139-34-48.89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26_00-26-33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57 E-139-34-49.49</text:p>
          </table:table-cell>
          <table:table-cell table:style-name="ce32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26_06-11-36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9.53 E-139-34-49.87</text:p>
          </table:table-cell>
          <table:table-cell table:style-name="ce32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26_07-51-54_000.jpg</text:p>
          </table:table-cell>
          <table:table-cell table:style-name="ce6" office:value-type="string">
            <text:p>:m 食べた物　間食 / 味噌スープ</text:p>
          </table:table-cell>
          <table:table-cell table:style-name="ce23"/>
          <table:table-cell table:style-name="ce3"/>
          <table:table-cell table:style-name="ce3" office:value-type="string">
            <text:p>N-35-35-28.56 E-139-34-49.38</text:p>
          </table:table-cell>
          <table:table-cell table:style-name="ce32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6-01-23_05-00-40.m4a</text:p>
          </table:table-cell>
          <table:table-cell table:style-name="ce22" office:value-type="string">
            <text:p>:VOICE-MEMO / @自室 / 知りたい / ワセリンとは何か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室 / 知りたい / ワセリンとは何か">
            <text:p>:VOICE-MEMO / @自室 / 知りたい / ワセリンとは何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7-09-11_17-46-52.m4a</text:p>
          </table:table-cell>
          <table:table-cell table:style-name="ce6" office:value-type="string">
            <text:p>:VOICE-MEMO / @自室 / 記録 / clarinet / 演奏、play / c-2017-0911-1 / ??,melody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室 / 記録 / clarinet / 演奏、play / c-2017-0911-1 / ??,melody">
            <text:p>:VOICE-MEMO / @自室 / 記録 / clarinet / 演奏、play / c-2017-0911-1 / ??,melod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7-09-12_17-31-15.m4a</text:p>
          </table:table-cell>
          <table:table-cell table:style-name="ce6" office:value-type="string">
            <text:p>:VOICE-MEMO / @自室 / 記録 / clarinet / 演奏、play / c-2017-0912-1 / ??,melody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室 / 記録 / clarinet / 演奏、play / c-2017-0912-1 / ??,melody">
            <text:p>:VOICE-MEMO / @自室 / 記録 / clarinet / 演奏、play / c-2017-0912-1 / ??,melod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7-09-12_17-33-14.m4a</text:p>
          </table:table-cell>
          <table:table-cell table:style-name="ce6" office:value-type="string">
            <text:p>:VOICE-MEMO / @自室 / 記録 / clarinet / 演奏、play / c-2017-0912-2 / ??,melody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室 / 記録 / clarinet / 演奏、play / c-2017-0912-2 / ??,melody">
            <text:p>:VOICE-MEMO / @自室 / 記録 / clarinet / 演奏、play / c-2017-0912-2 / ??,melod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7-09-12_17-40-18.m4a</text:p>
          </table:table-cell>
          <table:table-cell table:style-name="ce6" office:value-type="string">
            <text:p>:VOICE-MEMO / @自室 / 記録 / clarinet / 演奏、play / c-2017-0912-3 / ??,melody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室 / 記録 / clarinet / 演奏、play / c-2017-0912-3 / ??,melody">
            <text:p>:VOICE-MEMO / @自室 / 記録 / clarinet / 演奏、play / c-2017-0912-3 / ??,melod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7-09-13_17-48-56.m4a</text:p>
          </table:table-cell>
          <table:table-cell table:style-name="ce6" office:value-type="string">
            <text:p>:VOICE-MEMO / @自室 / 記録 / clarinet / 演奏、play / c-2017-0913-1 / ??,melody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OICE-MEMO / @自室 / 記録 / clarinet / 演奏、play / c-2017-0913-1 / ??,melody">
            <text:p>:VOICE-MEMO / @自室 / 記録 / clarinet / 演奏、play / c-2017-0913-1 / ??,melod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2020/02/26</text:date>, <text:time>08:30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26T08:30:58.78</dc:date>
    <dc:creator>iwabuchi ken</dc:creator>
    <meta:editing-duration>P17DT21H50M39S</meta:editing-duration>
    <meta:editing-cycles>7124</meta:editing-cycles>
    <meta:document-statistic meta:table-count="1" meta:cell-count="763" meta:object-count="0"/>
  </office:meta>
</office:document-meta>
</file>